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44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8.904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5cm"/>
      <style:paragraph-properties style:writing-mode="lr-tb"/>
    </style:style>
    <style:style style:name="pr8" style:family="presentation" style:parent-style-name="Beehive1_5f_-outline1">
      <style:graphic-properties draw:fill-color="#ffff00"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_5f_-title">
      <style:graphic-properties draw:auto-grow-height="true" fo:min-height="2.5cm"/>
      <style:paragraph-properties style:writing-mode="lr-tb"/>
    </style:style>
    <style:style style:name="pr11" style:family="presentation" style:parent-style-name="Beehive1_5f__5f_-outline1">
      <style:graphic-properties draw:fill-color="#ffff00" fo:min-height="2.95cm"/>
      <style:paragraph-properties style:writing-mode="lr-tb"/>
    </style:style>
    <style:style style:name="pr12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3" style:family="presentation" style:parent-style-name="Beehive1_5f_-outline1">
      <style:graphic-properties fo:min-height="2.95cm"/>
      <style:paragraph-properties style:writing-mode="lr-tb"/>
    </style:style>
    <style:style style:name="pr14" style:family="presentation" style:parent-style-name="Beehive1_5f__5f_-outline1">
      <style:graphic-properties fo:min-height="2.95cm"/>
      <style:paragraph-properties style:writing-mode="lr-tb"/>
    </style:style>
    <style:style style:name="P1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00"/>
    </style:style>
    <style:style style:name="P7" style:family="paragraph">
      <loext:graphic-properties draw:fill-color="#ffff00"/>
      <style:text-properties fo:background-color="transparen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use-window-font-color="true" loext:opacity="0%" style:text-underline-style="none" fo:font-weight="normal" fo:background-color="#ffa6a6" style:font-weight-asian="normal" style:font-weight-complex="normal"/>
    </style:style>
    <style:style style:name="T20" style:family="text">
      <style:text-properties style:use-window-font-color="true" loext:opacity="0%" fo:font-style="italic" style:text-underline-style="none" fo:font-weight="normal" fo:background-color="#ffa6a6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4.445cm" svg:x="1.905cm" svg:y="0.621cm" presentation:class="title" presentation:user-transformed="true">
          <draw:text-box>
            <text:p text:style-name="P1"><text:span text:style-name="T1">Weekly Summary</text:span><text:span text:style-name="T1"><text:line-break/></text:span><text:span text:style-name="T2">by Aryan Ritwajeet Jha</text:span><text:span text:style-name="T1"> </text:span></text:p>
          </draw:text-box>
        </draw:frame>
        <draw:frame presentation:style-name="pr2" draw:text-style-name="P3" draw:layer="layout" svg:width="25cm" svg:height="8.904cm" svg:x="1.67cm" svg:y="5.066cm" presentation:class="subtitle" presentation:user-transformed="true">
          <draw:text-box>
            <text:p text:style-name="P2"><text:span text:style-name="T3">This week’s contents:</text:span></text:p>
            <text:p text:style-name="P2"><text:span text:style-name="T3"/></text:p>
            <text:p text:style-name="P2"><text:span text:style-name="T4">Network-Level Optimization for Unbalanced Power Distribution System: Approximation and Relaxation </text:span></text:p>
            <text:p text:style-name="P2"><text:span text:style-name="T5">by </text:span><text:span text:style-name="T6">Rahul Ranjan Jha and Anamika Dubey</text:span></text:p>
            <text:p text:style-name="P2"><text:span text:style-name="T6"/></text:p>
            <text:p text:style-name="P2"><text:span text:style-name="T7">Distributed Optimizations Using Reduced Network Equivalents for Radial Power Distribution Systems</text:span></text:p>
            <text:p text:style-name="P2"><text:span text:style-name="T8">By Rabayet Sadnan and Anamika Dub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5"><text:span text:style-name="T7">Network-Level Optimization for Unbalanced Power Distribution System: Approximation and Relaxation </text:span>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9">Non-Linear Programming (NLP)</text:span> to solve <text:span text:style-name="T9">Distribution Level – Optimal Power Flow (D-OPF) </text:span><text:span text:style-name="T10">poses </text:span><text:span text:style-name="T11">convergence issues</text:span><text:span text:style-name="T10"> and </text:span><text:span text:style-name="T12">not scalable for </text:span><text:span text:style-name="T13">unbalanced power distribution systems</text:span><text:span text:style-name="T14"> </text:span><text:span text:style-name="T12">(</text:span><text:span text:style-name="T15">upds</text:span><text:span text:style-name="T12">)</text:span><text:span text:style-name="T14">.</text:span></text:p>
              </text:list-item>
              <text:list-item>
                <text:p><text:span text:style-name="T16">Existing scalable solutions to D-OPF problem either use </text:span><text:span text:style-name="T12">approximations</text:span><text:span text:style-name="T16"> that are </text:span><text:span text:style-name="T12">not valid for </text:span><text:span text:style-name="T15">upds</text:span><text:span text:style-name="T17"> </text:span><text:span text:style-name="T18">or </text:span><text:span text:style-name="T11">relaxation techniques</text:span><text:span text:style-name="T18"> </text:span><text:span text:style-name="T11">not guaranteeing feasible power flow solution</text:span><text:span text:style-name="T18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 text:style-name="P5"><text:span text:style-name="T7">Network-Level Optimization for Unbalanced Power Distribution System: Approximation and Relaxation </text:span></text:p>
          </draw:text-box>
        </draw:frame>
        <draw:frame presentation:style-name="pr8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16">The authors scalable D-OPF algorithms have been proposed that </text:span><text:span text:style-name="T12">simultaneously achieve optimal and feasible solutions</text:span><text:span text:style-name="T16"> by solving </text:span><text:span text:style-name="T12">multiple iterations of approximate, or relaxed, D-OPF subproblems of low complexity.</text:span></text:p>
              </text:list-item>
              <text:list-item>
                <text:p><text:span text:style-name="T13">Algorithm 1 is based on </text:span><text:span text:style-name="T12">successive linear approximation of Nonlinear Power Flow equations around the current operating point</text:span><text:span text:style-name="T13">, where the D-OPF solution is obtained by solving multiple iterations of a linear programming problem.</text:span></text:p>
              </text:list-item>
              <text:list-item>
                <text:p><text:span text:style-name="T19">Algorithm 2 is based on the relaxation of the nonlinear power flow equations as conic constraints together with directional constraints, which achieves optimal and feasible solutions over multiple iterations of a </text:span><text:span text:style-name="T20">second-order cone programming</text:span><text:span text:style-name="T19"> (</text:span><text:span text:style-name="T20">SOCP</text:span><text:span text:style-name="T19">) problem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_5f_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user-transformed="true">
          <draw:text-box>
            <text:p text:style-name="P5"><text:span text:style-name="T7">Network-Level Optimization for Unbalanced Power Distribution System: Approximation and Relaxation </text:span></text:p>
          </draw:text-box>
        </draw:frame>
        <draw:frame presentation:style-name="pr11" draw:text-style-name="P7" draw:layer="layout" svg:width="25cm" svg:height="11.74cm" svg:x="1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plications of OPF algorithms:</text:p>
                <text:list>
                  <text:list-item>
                    <text:p>Loss minimization</text:p>
                  </text:list-item>
                  <text:list-item>
                    <text:p>Volt-Var Optimization</text:p>
                  </text:list-item>
                  <text:list-item>
                    <text:p>Effective Management of DERs</text:p>
                  </text:list-item>
                </text:list>
              </text:list-item>
              <text:list-item>
                <text:p>Need for Advanced Distributed Management Systems (ADMS)</text:p>
                <text:list>
                  <text:list-item>
                    <text:p>Increasing penetration of DERs</text:p>
                  </text:list-item>
                  <text:list-item>
                    <text:p>Proliferation of Proactive loads</text:p>
                  </text:list-item>
                  <text:list-item>
                    <text:p>Interest in Demand Response Programme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4" presentation:class="page"/>
          <draw:frame presentation:style-name="pr12" draw:text-style-name="P8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 text:style-name="P5"><text:span text:style-name="T7">Distributed Optimizations Using Reduced Network Equivalents for Radial Power Distribution Systems</text:span></text:p>
          </draw:text-box>
        </draw:frame>
        <draw:frame presentation:style-name="pr13" draw:layer="layout" svg:width="25cm" svg:height="9cm" svg:x="1.5cm" svg:y="3.5cm" presentation:class="outline" presentation:user-transformed="true">
          <draw:text-box>
            <text:list text:style-name="L2">
              <text:list-item>
                <text:p>Centralized Optimization Methods have limitations.</text:p>
              </text:list-item>
              <text:list-item>
                <text:p>Existing D-OPF algorithms not viable as they require a large number of macro-iterations (10^2 to 10^3 iterations of communication rounds) between computing agents to solve one instance of the optimization problem.</text:p>
              </text:list-item>
              <text:list-item>
                <text:p>So in the paper, the authors propose a new scalable D-Optimization method based on Equivalent Network Approximation (<text:span text:style-name="T9">ENApp</text:span>) to solve D-OPF for a balanced power distribution system (<text:span text:style-name="T9">bpds</text:span>).</text:p>
              </text:list-item>
              <text:list-item>
                <text:p>Specifically, the bpds’s radial topology is leveraged to reduced the decomposed systems into upstream and downstream network equivalents.</text:p>
              </text:list-item>
              <text:list-item>
                <text:p>Validated on IEEE 123 and IEEE 8500 systems and checked against the solution of a centralized optimal power flow (<text:span text:style-name="T9">C-OPF</text:span>) model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5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_5f__5f_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user-transformed="true">
          <draw:text-box>
            <text:p text:style-name="P5"><text:span text:style-name="T7">Distributed Optimizations Using Reduced Network Equivalents for Radial Power Distribution Systems</text:span></text:p>
          </draw:text-box>
        </draw:frame>
        <draw:frame presentation:style-name="pr14" draw:layer="layout" svg:width="25cm" svg:height="9cm" svg:x="1.5cm" svg:y="3.5cm" presentation:class="outline" presentation:user-transformed="true">
          <draw:text-box>
            <text:list text:style-name="L2">
              <text:list-item>
                <text:p>Typically C-OPF (which uses NLP) used to determine a pds’s operation == computational challenges and susceptibility to single point failure.</text:p>
              </text:list-item>
              <text:list-item>
                <text:p>In such a case D-O methods have these advantages:</text:p>
                <text:list>
                  <text:list-item>
                    <text:p>Less computation load on a single machine</text:p>
                  </text:list-item>
                  <text:list-item>
                    <text:p>Less susceptibility to single-point failure due to multiple interacting agents</text:p>
                  </text:list-item>
                  <text:list-item>
                    <text:p>Relax the need between communication between a central controlling machine and connected controllable/non-controllable assets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6" presentation:class="page"/>
          <draw:frame presentation:style-name="pr12" draw:text-style-name="P4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2:43:12.755110070</meta:creation-date>
    <meta:editing-duration>P1DT1H59M14S</meta:editing-duration>
    <meta:editing-cycles>39</meta:editing-cycles>
    <meta:generator>LibreOffice/7.3.6.2$Linux_X86_64 LibreOffice_project/30$Build-2</meta:generator>
    <dc:title>Beehive</dc:title>
    <dc:date>2022-10-03T16:45:20.653350391</dc:date>
    <meta:document-statistic meta:object-count="244"/>
  </office:meta>
</office:document-meta>
</file>